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fo:font-size="80pt" officeooo:paragraph-rsid="00108785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0e202e"/>
    </style:style>
    <style:style style:name="T3" style:family="text">
      <style:text-properties style:font-name="DejaVu Sans Mono" officeooo:rsid="000d15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2" text:anchor-type="paragraph" svg:x="4.8957in" svg:y="-0.6272in" svg:width="2.1102in" svg:height="0.5555in" draw:z-index="0"><draw:image xlink:href="Pictures/100002010000017C0000006437B1D8FF.png" xlink:type="simple" xlink:show="embed" xlink:actuate="onLoad"/></draw:frame><text:span text:style-name="T3">BORNHACK</text:span></text:p>
      <text:p text:style-name="P3">MAIN ENTRANCE</text:p>
      <text:p text:style-name="P2"/>
      <text:p text:style-name="P2"><text:span text:style-name="T2">WELCOME</text:span></text:p>
      <text:p text:style-name="P3">HACKERS &lt;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0:28:16.557007554</dc:date>
    <meta:editing-duration>PT10M43S</meta:editing-duration>
    <meta:editing-cycles>4</meta:editing-cycles>
    <meta:generator>LibreOffice/4.3.3.2$Linux_X86_64 LibreOffice_project/430m0$Build-2</meta:generator>
    <meta:document-statistic meta:table-count="0" meta:image-count="1" meta:object-count="0" meta:page-count="1" meta:paragraph-count="5" meta:word-count="13" meta:character-count="101" meta:non-whitespace-character-count="91"/>
  </office:meta>
</office:document-meta>
</file>